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62cm"/>
    </style:style>
    <style:style style:name="ro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１．<text:ruby text:style-name="ru1"><text:ruby-base>資源</text:ruby-base><text:ruby-text text:style-name="T1">シゲン</text:ruby-text></text:ruby><text:ruby text:style-name="ru1"><text:ruby-base>管理</text:ruby-base><text:ruby-text text:style-name="T1">カンリ</text:ruby-text></text:ruby>にあたっての<text:ruby text:style-name="ru1"><text:ruby-base>留意点</text:ruby-base><text:ruby-text text:style-name="T1">リュウイテン</text:ruby-text></text:ruby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設計書</text:ruby-base><text:ruby-text text:style-name="T1">セッケイショ</text:ruby-text></text:ruby>やプログラムなど<text:ruby text:style-name="ru1"><text:ruby-base>開発資源</text:ruby-base><text:ruby-text text:style-name="T1">カイハツシゲン</text:ruby-text></text:ruby>はgit<text:ruby text:style-name="ru1"><text:ruby-base>上</text:ruby-base><text:ruby-text text:style-name="T1">ウエ</text:ruby-text></text:ruby>で<text:ruby text:style-name="ru1"><text:ruby-base>管理</text:ruby-base><text:ruby-text text:style-name="T1">カンリ</text:ruby-text></text:ruby>する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そのさい、<text:ruby text:style-name="ru1"><text:ruby-base>競合</text:ruby-base><text:ruby-text text:style-name="T1">キョウゴウ</text:ruby-text></text:ruby>をさけるために<text:ruby text:style-name="ru1"><text:ruby-base>以下</text:ruby-base><text:ruby-text text:style-name="T1">イカ</text:ruby-text></text:ruby>に<text:ruby text:style-name="ru1"><text:ruby-base>留意</text:ruby-base><text:ruby-text text:style-name="T1">リュウイ</text:ruby-text></text:ruby>する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・自ら作成したファイルを修正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　→　レビュー<text:ruby text:style-name="ru1"><text:ruby-base>未</text:ruby-base><text:ruby-text text:style-name="T1">イマ</text:ruby-text></text:ruby>の<text:ruby text:style-name="ru1"><text:ruby-base>開発資源</text:ruby-base><text:ruby-text text:style-name="T1">カイハツシゲン</text:ruby-text></text:ruby>なら<text:ruby text:style-name="ru1"><text:ruby-base>連絡</text:ruby-base><text:ruby-text text:style-name="T1">レンラク</text:ruby-text></text:ruby>不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　→　レビュー<text:ruby text:style-name="ru1"><text:ruby-base>済</text:ruby-base><text:ruby-text text:style-name="T1">スミ</text:ruby-text></text:ruby>で、かつ<text:ruby text:style-name="ru1"><text:ruby-base>他</text:ruby-base><text:ruby-text text:style-name="T1">ホカ</text:ruby-text></text:ruby>の<text:ruby text:style-name="ru1"><text:ruby-base>開発者</text:ruby-base><text:ruby-text text:style-name="T1">カイハツシャ</text:ruby-text></text:ruby>に<text:ruby text:style-name="ru1"><text:ruby-base>周知</text:ruby-base><text:ruby-text text:style-name="T1">シュウチ</text:ruby-text></text:ruby>するべき<text:ruby text:style-name="ru1"><text:ruby-base>設計書</text:ruby-base><text:ruby-text text:style-name="T1">セッケイショ</text:ruby-text></text:ruby><text:ruby text:style-name="ru1"><text:ruby-base>修正</text:ruby-base><text:ruby-text text:style-name="T1">シュウセイ</text:ruby-text></text:ruby>なら<text:ruby text:style-name="ru1"><text:ruby-base>変更</text:ruby-base><text:ruby-text text:style-name="T1">ヘンコウ</text:ruby-text></text:ruby><text:ruby text:style-name="ru1"><text:ruby-base>履歴</text:ruby-base><text:ruby-text text:style-name="T1">リレキ</text:ruby-text></text:ruby>sheetを<text:ruby text:style-name="ru1"><text:ruby-base>作成</text:ruby-base><text:ruby-text text:style-name="T1">サクセイ</text:ruby-text></text:ruby>し<text:ruby text:style-name="ru1"><text:ruby-base>追記</text:ruby-base><text:ruby-text text:style-name="T1">ツ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各</text:ruby-base><text:ruby-text text:style-name="T1">カク</text:ruby-text></text:ruby><text:ruby text:style-name="ru1"><text:ruby-base>開発者</text:ruby-base><text:ruby-text text:style-name="T1">カイハツシャ</text:ruby-text></text:ruby>は<text:ruby text:style-name="ru1"><text:ruby-base>最新</text:ruby-base><text:ruby-text text:style-name="T1">サイシン</text:ruby-text></text:ruby><text:ruby text:style-name="ru1"><text:ruby-base>資源</text:ruby-base><text:ruby-text text:style-name="T1">シゲン</text:ruby-text></text:ruby>をDLした<text:ruby text:style-name="ru1"><text:ruby-base>時</text:ruby-base><text:ruby-text text:style-name="T1">トキ</text:ruby-text></text:ruby>、<text:ruby text:style-name="ru1"><text:ruby-base>修正</text:ruby-base><text:ruby-text text:style-name="T1">シュウセイ</text:ruby-text></text:ruby>ありの<text:ruby text:style-name="ru1"><text:ruby-base>設計書</text:ruby-base><text:ruby-text text:style-name="T1">セッケイショ</text:ruby-text></text:ruby><text:ruby text:style-name="ru1"><text:ruby-base>資源</text:ruby-base><text:ruby-text text:style-name="T1">シゲン</text:ruby-text></text:ruby>ついては、<text:ruby text:style-name="ru1"><text:ruby-base>自分</text:ruby-base><text:ruby-text text:style-name="T1">ジブン</text:ruby-text></text:ruby>で<text:ruby text:style-name="ru1"><text:ruby-base>変更履歴</text:ruby-base><text:ruby-text text:style-name="T1">ヘンコウリレキ</text:ruby-text></text:ruby>を<text:ruby text:style-name="ru1"><text:ruby-base>確認</text:ruby-base><text:ruby-text text:style-name="T1">カクニン</text:ruby-text></text:ruby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・A氏が作成したファイルをB氏が修正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　１．B氏が修正する対象ファイルをA氏にスラック連絡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　２．A氏は対象ファイルのgit資源を最新化し、修正できる旨をB氏にスラック連絡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　３．B氏はファイルをローカルに取得し修正しgitにアップ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　４．B氏は完了した旨をA氏にスラック連絡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B-Forme</meta:initial-creator>
    <dc:creator>B-Forme</dc:creator>
    <meta:creation-date>2015-06-05T18:19:34Z</meta:creation-date>
    <dc:date>2021-07-19T05:33:37Z</dc:date>
  </office:meta>
</office:document-meta>
</file>